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</office:automatic-styles>
  <office:body>
    <office:text text:use-soft-page-breaks="true">
      <text:p text:style-name="P1">Second meeting minutes</text:p>
      <text:list text:style-name="LFO1" text:continue-numbering="true">
        <text:list-item>
          <text:p text:style-name="P2">Consider limits for columns</text:p>
        </text:list-item>
        <text:list-item>
          <text:p text:style-name="P3">Make sure the limits are at most the number of team members -1</text:p>
          <text:list text:continue-numbering="true">
            <text:list-item>
              <text:p text:style-name="P4">Consider that each task should be given a number representing the difficulty of the task, abstract workload units</text:p>
            </text:list-item>
          </text:list>
        </text:list-item>
        <text:list-item>
          <text:p text:style-name="P5">The prototype presentation is next week</text:p>
          <text:list text:continue-numbering="true">
            <text:list-item>
              <text:p text:style-name="P6">Have screenshots of progress</text:p>
            </text:list-item>
          </text:list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deněk Plešek</meta:initial-creator>
    <dc:creator>Zdeněk Plešek</dc:creator>
    <meta:creation-date>2022-02-24T15:37:00Z</meta:creation-date>
    <dc:date>2022-02-24T16:41:00Z</dc:date>
    <meta:template xlink:href="Normal.dotm" xlink:type="simple"/>
    <meta:editing-cycles>2</meta:editing-cycles>
    <meta:editing-duration>PT3840S</meta:editing-duration>
    <meta:document-statistic meta:page-count="1" meta:paragraph-count="1" meta:word-count="44" meta:character-count="297" meta:row-count="2" meta:non-whitespace-character-count="254"/>
  </office:meta>
</office:document-meta>
</file>